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32.4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148.2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kam Desktop" table:style-name="ta1">
        <table:shapes>
          <draw:frame draw:z-index="0" draw:style-name="gr1" draw:text-style-name="P1" svg:width="433.64pt" svg:height="182.98pt" svg:x="72.54pt" svg:y="15.82pt">
            <draw:object draw:notify-on-update-of-ranges="'Rekam Desktop'.C19:'Rekam Desktop'.C19 'Rekam Desktop'.C20:'Rekam Desktop'.C21 'Rekam Desktop'.D19:'Rekam Desktop'.D19 'Rekam Desktop'.D20:'Rekam Desktop'.D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8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o</text:p>
          </table:table-cell>
          <table:table-cell table:style-name="ce3" office:value-type="string" calcext:value-type="string">
            <text:p>Pilihan </text:p>
          </table:table-cell>
          <table:table-cell table:style-name="ce3" office:value-type="string" calcext:value-type="string">
            <text:p>Tambahan Rekam Desktop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Setuju</text:p>
          </table:table-cell>
          <table:table-cell table:style-name="ce1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Tidak Setuju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"/>
          <table:table-cell table:style-name="ce4"/>
          <table:table-cell table:style-name="ce1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Jumlah</text:p>
          </table:table-cell>
          <table:covered-table-cell table:style-name="ce5"/>
          <table:table-cell table:style-name="ce1" table:formula="of:=[.D20]+[.D21]+[.D22]" office:value-type="float" office:value="23" calcext:value-type="float">
            <text:p>23</text:p>
          </table:table-cell>
        </table:table-row>
      </table:table>
      <table:table table:name="Simulasi Jaringan" table:style-name="ta1">
        <table:shapes>
          <draw:frame draw:z-index="0" draw:style-name="gr1" draw:text-style-name="P1" svg:width="387.13pt" svg:height="190.49pt" svg:x="71.8pt" svg:y="17.32pt">
            <draw:object draw:notify-on-update-of-ranges="'Simulasi Jaringan'.C19:'Simulasi Jaringan'.C19 'Simulasi Jaringan'.C20:'Simulasi Jaringan'.C21 'Simulasi Jaringan'.D19:'Simulasi Jaringan'.D19 'Simulasi Jaringan'.D20:'Simulasi Jaringan'.D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8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o</text:p>
          </table:table-cell>
          <table:table-cell table:style-name="ce3" office:value-type="string" calcext:value-type="string">
            <text:p>Pilihan </text:p>
          </table:table-cell>
          <table:table-cell table:style-name="ce3" office:value-type="string" calcext:value-type="string">
            <text:p>Tambahan Simulasi Jaringan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Setuju</text:p>
          </table:table-cell>
          <table:table-cell table:style-name="ce1" office:value-type="float" office:value="21" calcext:value-type="float">
            <text:p>21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Tidak Setuju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/>
          <table:table-cell table:style-name="ce4"/>
          <table:table-cell table:style-name="ce1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Jumlah</text:p>
          </table:table-cell>
          <table:covered-table-cell table:style-name="ce5"/>
          <table:table-cell table:style-name="ce1" table:formula="of:=[.D20]+[.D21]+[.D22]" office:value-type="float" office:value="23" calcext:value-type="float">
            <text:p>23</text:p>
          </table:table-cell>
        </table:table-row>
      </table:table>
      <table:table table:name="Burning CD" table:style-name="ta1">
        <table:shapes>
          <draw:frame draw:z-index="0" draw:style-name="gr1" draw:text-style-name="P1" svg:width="377.74pt" svg:height="192.76pt" svg:x="71.8pt" svg:y="15.05pt">
            <draw:object draw:notify-on-update-of-ranges="'Burning CD'.C19:'Burning CD'.C19 'Burning CD'.C20:'Burning CD'.C21 'Burning CD'.D19:'Burning CD'.D19 'Burning CD'.D20:'Burning CD'.D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8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o</text:p>
          </table:table-cell>
          <table:table-cell table:style-name="ce3" office:value-type="string" calcext:value-type="string">
            <text:p>Pilihan </text:p>
          </table:table-cell>
          <table:table-cell table:style-name="ce3" office:value-type="string" calcext:value-type="string">
            <text:p>Tambahan Burning CD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Setuju</text:p>
          </table:table-cell>
          <table:table-cell table:style-name="ce1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Tidak Setuju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"/>
          <table:table-cell table:style-name="ce4"/>
          <table:table-cell table:style-name="ce1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Jumlah</text:p>
          </table:table-cell>
          <table:covered-table-cell table:style-name="ce5"/>
          <table:table-cell table:style-name="ce1" table:formula="of:=[.D20]+[.D21]+[.D22]" office:value-type="float" office:value="22" calcext:value-type="float">
            <text:p>22</text:p>
          </table:table-cell>
        </table:table-row>
      </table:table>
      <table:table table:name="Web Server Lokal" table:style-name="ta1">
        <table:shapes>
          <draw:frame draw:z-index="0" draw:style-name="gr1" draw:text-style-name="P1" svg:width="337.15pt" svg:height="186.75pt" svg:x="74.15pt" svg:y="16.55pt">
            <draw:object draw:notify-on-update-of-ranges="'Web Server Lokal'.C19:'Web Server Lokal'.C19 'Web Server Lokal'.C20:'Web Server Lokal'.C21 'Web Server Lokal'.D19:'Web Server Lokal'.D19 'Web Server Lokal'.D20:'Web Server Lokal'.D2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 table:number-rows-repeated="14">
          <table:table-cell table:number-columns-repeated="7"/>
        </table:table-row>
        <table:table-row table:style-name="ro1">
          <table:table-cell table:number-columns-repeated="6"/>
          <table:table-cell table:style-name="ce6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No</text:p>
          </table:table-cell>
          <table:table-cell table:style-name="ce3" office:value-type="string" calcext:value-type="string">
            <text:p>Pilihan </text:p>
          </table:table-cell>
          <table:table-cell table:style-name="ce3" office:value-type="string" calcext:value-type="string">
            <text:p>Tambahan Web Server Local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Setuju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Tidak Setuju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style-name="ce4"/>
          <table:table-cell table:style-name="ce1"/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Jumlah</text:p>
          </table:table-cell>
          <table:covered-table-cell table:style-name="ce5"/>
          <table:table-cell table:style-name="ce1" table:formula="of:=[.D20]+[.D21]+[.D22]" office:value-type="float" office:value="23" calcext:value-type="float">
            <text:p>23</text:p>
          </table:table-cell>
          <table:table-cell table:number-columns-repeated="3"/>
        </table:table-row>
      </table:table>
      <table:table table:name="Webcam" table:style-name="ta1">
        <table:shapes>
          <draw:frame draw:z-index="0" draw:style-name="gr1" draw:text-style-name="P1" svg:width="331.37pt" svg:height="186.38pt" svg:x="71.8pt" svg:y="16.19pt">
            <draw:object draw:notify-on-update-of-ranges="Webcam.C19:Webcam.C19 Webcam.C20:Webcam.C21 Webcam.D19:Webcam.D19 Webcam.D20:Webcam.D2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8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o</text:p>
          </table:table-cell>
          <table:table-cell table:style-name="ce3" office:value-type="string" calcext:value-type="string">
            <text:p>Pilihan </text:p>
          </table:table-cell>
          <table:table-cell table:style-name="ce3" office:value-type="string" calcext:value-type="string">
            <text:p>Tambahan Web Cam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Setuju</text:p>
          </table:table-cell>
          <table:table-cell table:style-name="ce1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Tidak Setuju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1"/>
          <table:table-cell table:style-name="ce4"/>
          <table:table-cell table:style-name="ce1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Jumlah</text:p>
          </table:table-cell>
          <table:covered-table-cell table:style-name="ce5"/>
          <table:table-cell table:style-name="ce1" table:formula="of:=[.D20]+[.D21]+[.D22]" office:value-type="float" office:value="2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1:01:30.773971493</meta:creation-date>
    <dc:date>2018-05-18T11:17:54.184891889</dc:date>
    <meta:editing-duration>PT16M21S</meta:editing-duration>
    <meta:editing-cycles>6</meta:editing-cycles>
    <meta:generator>LibreOffice/6.0.3.2$Linux_X86_64 LibreOffice_project/00m0$Build-2</meta:generator>
    <meta:document-statistic meta:table-count="5" meta:cell-count="5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299cm" svg:height="6.456cm" xlink:href=".." xlink:type="simple" chart:class="chart:bar" chart:style-name="ch1">
        <chart:legend chart:legend-position="end" svg:x="10.364cm" svg:y="2.968cm" style:legend-expansion="high" chart:style-name="ch2"/>
        <chart:plot-area chart:style-name="ch3" table:cell-range-address="'Rekam Desktop'.C19:'Rekam Desktop'.D21" chart:data-source-has-labels="both" svg:x="0.305cm" svg:y="0.129cm" svg:width="9.754cm" svg:height="6.198cm">
          <chartooo:coordinate-region svg:x="0.895cm" svg:y="0.289cm" svg:width="9.133cm" svg:height="5.47cm"/>
          <chart:axis chart:dimension="x" chart:name="primary-x" chart:style-name="ch4" chartooo:axis-type="auto">
            <chartooo:date-scale/>
            <chart:categories table:cell-range-address="'Rekam Desktop'.C20:'Rekam Desktop'.C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ekam Desktop'.D20:'Rekam Desktop'.D21" chart:label-cell-address="'Rekam Desktop'.D19:'Rekam Desktop'.D19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mbahan Rekam Desktop</text:p>
                <draw:g>
                  <svg:desc>'Rekam Desktop'.D19:'Rekam Desktop'.D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tuju</text:p>
                <draw:g>
                  <svg:desc>'Rekam Desktop'.C20:'Rekam Desktop'.C21</svg:desc>
                </draw:g>
              </table:table-cell>
              <table:table-cell office:value-type="float" office:value="19">
                <text:p>19</text:p>
                <draw:g>
                  <svg:desc>'Rekam Desktop'.D20:'Rekam Desktop'.D21</svg:desc>
                </draw:g>
              </table:table-cell>
            </table:table-row>
            <table:table-row>
              <table:table-cell office:value-type="string">
                <text:p>Tidak Setuju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658cm" svg:height="6.721cm" xlink:href=".." xlink:type="simple" chart:class="chart:bar" chart:style-name="ch1">
        <chart:legend chart:legend-position="end" svg:x="9.86cm" svg:y="2.941cm" style:legend-expansion="high" chart:style-name="ch2"/>
        <chart:plot-area chart:style-name="ch3" table:cell-range-address="'Simulasi Jaringan'.C19:'Simulasi Jaringan'.D21" chart:data-source-has-labels="both" svg:x="0.273cm" svg:y="0.134cm" svg:width="9.314cm" svg:height="6.453cm">
          <chartooo:coordinate-region svg:x="0.894cm" svg:y="0.294cm" svg:width="8.693cm" svg:height="5.725cm"/>
          <chart:axis chart:dimension="x" chart:name="primary-x" chart:style-name="ch4" chartooo:axis-type="auto">
            <chartooo:date-scale/>
            <chart:categories table:cell-range-address="'Simulasi Jaringan'.C20:'Simulasi Jaringan'.C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imulasi Jaringan'.D20:'Simulasi Jaringan'.D21" chart:label-cell-address="'Simulasi Jaringan'.D19:'Simulasi Jaringan'.D19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mbahan Simulasi Jaringan</text:p>
                <draw:g>
                  <svg:desc>'Simulasi Jaringan'.D19:'Simulasi Jaringan'.D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tuju</text:p>
                <draw:g>
                  <svg:desc>'Simulasi Jaringan'.C20:'Simulasi Jaringan'.C21</svg:desc>
                </draw:g>
              </table:table-cell>
              <table:table-cell office:value-type="float" office:value="21">
                <text:p>21</text:p>
                <draw:g>
                  <svg:desc>'Simulasi Jaringan'.D20:'Simulasi Jaringan'.D21</svg:desc>
                </draw:g>
              </table:table-cell>
            </table:table-row>
            <table:table-row>
              <table:table-cell office:value-type="string">
                <text:p>Tidak Setuju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327cm" svg:height="6.801cm" xlink:href=".." xlink:type="simple" chart:class="chart:bar" chart:style-name="ch1">
        <chart:legend chart:legend-position="end" svg:x="9.106cm" svg:y="3.14cm" style:legend-expansion="high" chart:style-name="ch2"/>
        <chart:plot-area chart:style-name="ch3" table:cell-range-address="'Burning CD'.C19:'Burning CD'.D21" chart:data-source-has-labels="both" svg:x="0.266cm" svg:y="0.136cm" svg:width="8.574cm" svg:height="6.529cm">
          <chartooo:coordinate-region svg:x="0.887cm" svg:y="0.296cm" svg:width="7.953cm" svg:height="5.801cm"/>
          <chart:axis chart:dimension="x" chart:name="primary-x" chart:style-name="ch4" chartooo:axis-type="auto">
            <chartooo:date-scale/>
            <chart:categories table:cell-range-address="'Burning CD'.C20:'Burning CD'.C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Burning CD'.D20:'Burning CD'.D21" chart:label-cell-address="'Burning CD'.D19:'Burning CD'.D19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mbahan Burning CD</text:p>
                <draw:g>
                  <svg:desc>'Burning CD'.D19:'Burning CD'.D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tuju</text:p>
                <draw:g>
                  <svg:desc>'Burning CD'.C20:'Burning CD'.C21</svg:desc>
                </draw:g>
              </table:table-cell>
              <table:table-cell office:value-type="float" office:value="17">
                <text:p>17</text:p>
                <draw:g>
                  <svg:desc>'Burning CD'.D20:'Burning CD'.D21</svg:desc>
                </draw:g>
              </table:table-cell>
            </table:table-row>
            <table:table-row>
              <table:table-cell office:value-type="string">
                <text:p>Tidak Setuju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895cm" svg:height="6.589cm" xlink:href=".." xlink:type="simple" chart:class="chart:bar" chart:style-name="ch1">
        <chart:legend chart:legend-position="end" svg:x="7.621cm" svg:y="2.875cm" style:legend-expansion="high" chart:style-name="ch2"/>
        <chart:plot-area chart:style-name="ch3" table:cell-range-address="'Web Server Lokal'.C19:'Web Server Lokal'.D21" chart:data-source-has-labels="both" svg:x="0.237cm" svg:y="0.131cm" svg:width="7.147cm" svg:height="6.327cm">
          <chartooo:coordinate-region svg:x="0.858cm" svg:y="0.292cm" svg:width="6.526cm" svg:height="5.598cm"/>
          <chart:axis chart:dimension="x" chart:name="primary-x" chart:style-name="ch4" chartooo:axis-type="auto">
            <chartooo:date-scale/>
            <chart:categories table:cell-range-address="'Web Server Lokal'.C20:'Web Server Lokal'.C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Web Server Lokal'.D20:'Web Server Lokal'.D21" chart:label-cell-address="'Web Server Lokal'.D19:'Web Server Lokal'.D19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mbahan Web Server Local</text:p>
                <draw:g>
                  <svg:desc>'Web Server Lokal'.D19:'Web Server Lokal'.D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tuju</text:p>
                <draw:g>
                  <svg:desc>'Web Server Lokal'.C20:'Web Server Lokal'.C21</svg:desc>
                </draw:g>
              </table:table-cell>
              <table:table-cell office:value-type="float" office:value="22">
                <text:p>22</text:p>
                <draw:g>
                  <svg:desc>'Web Server Lokal'.D20:'Web Server Lokal'.D21</svg:desc>
                </draw:g>
              </table:table-cell>
            </table:table-row>
            <table:table-row>
              <table:table-cell office:value-type="string">
                <text:p>Tidak Setuju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691cm" svg:height="6.576cm" xlink:href=".." xlink:type="simple" chart:class="chart:bar" chart:style-name="ch1">
        <chart:legend chart:legend-position="end" svg:x="7.708cm" svg:y="3.028cm" style:legend-expansion="high" chart:style-name="ch2"/>
        <chart:plot-area chart:style-name="ch3" table:cell-range-address="Webcam.C19:Webcam.D21" chart:data-source-has-labels="both" svg:x="0.233cm" svg:y="0.131cm" svg:width="7.242cm" svg:height="6.314cm">
          <chartooo:coordinate-region svg:x="0.854cm" svg:y="0.291cm" svg:width="6.621cm" svg:height="5.586cm"/>
          <chart:axis chart:dimension="x" chart:name="primary-x" chart:style-name="ch4" chartooo:axis-type="auto">
            <chartooo:date-scale/>
            <chart:categories table:cell-range-address="Webcam.C20:Webcam.C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ebcam.D20:Webcam.D21" chart:label-cell-address="Webcam.D19:Webcam.D19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mbahan Web Cam</text:p>
                <draw:g>
                  <svg:desc>Webcam.D19:Webcam.D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tuju</text:p>
                <draw:g>
                  <svg:desc>Webcam.C20:Webcam.C21</svg:desc>
                </draw:g>
              </table:table-cell>
              <table:table-cell office:value-type="float" office:value="13">
                <text:p>13</text:p>
                <draw:g>
                  <svg:desc>Webcam.D20:Webcam.D21</svg:desc>
                </draw:g>
              </table:table-cell>
            </table:table-row>
            <table:table-row>
              <table:table-cell office:value-type="string">
                <text:p>Tidak Setuju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